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14_12-37-24_000.jpg</text:p>
          </table:table-cell>
          <table:table-cell table:style-name="ce26" office:value-type="string">
            <text:p>:bookmemo / 読んだ本 / 『イスラームのロジック』 / 著者=中田考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イスラームのロジック』 / 著者=中田考 /">
            <text:p>:bookmemo / 読んだ本 / 『イスラームのロジック』 / 著者=中田考 /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3-14_12-37-06_000.jpg</text:p>
          </table:table-cell>
          <table:table-cell table:style-name="ce26" office:value-type="string">
            <text:p>:bookmemo / 読んだ本 / 『イスラーム革命の精神』 / 著者=嶋本隆光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イスラーム革命の精神』 / 著者=嶋本隆光 / 途中">
            <text:p>:bookmemo / 読んだ本 / 『イスラーム革命の精神』 / 著者=嶋本隆光 / 途中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3-14_12-37-18_000.jpg</text:p>
          </table:table-cell>
          <table:table-cell table:style-name="ce26" office:value-type="string">
            <text:p>:bookmemo / 読んだ本 / 『イスラーム革命の精神』 / 著者=嶋本隆光 / 途中 ここま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イスラーム革命の精神』 / 著者=嶋本隆光 / 途中 ここまで">
            <text:p>:bookmemo / 読んだ本 / 『イスラーム革命の精神』 / 著者=嶋本隆光 / 途中 ここまで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14_03-13-03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14_17-00-43_000.jpg</text:p>
          </table:table-cell>
          <table:table-cell table:style-name="ce26" office:value-type="string">
            <text:p>:m #*# RES / free / res-id=EJOD / theme=隣り合う自然数：各々の自乗：の、差：で、奇数を作る / genre=~,content=任意の奇数を作れるか；ユニークか,w=~ / session-number=~ / doc=~,other=derived-from:r-id.GMTS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free / res-id=EJOD / theme=隣り合う自然数：各々の自乗：の、差：で、奇数を作る / genre=~,content=任意の奇数を作れるか；ユニークか,w=~ / session-number=~ / doc=~,other=derived-from:r-id.GMTS">
            <text:p>:m #*# RES / free / res-id=EJOD / theme=隣り合う自然数：各々の自乗：の、差：で、奇数を作る / genre=~,content=任意の奇数を作れるか；ユニークか,w=~ / session-number=~ / doc=~,other=derived-from:r-id.GMTS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14_15-01-21_000.jpg</text:p>
          </table:table-cell>
          <table:table-cell table:style-name="ce26" office:value-type="string">
            <text:p>:m #*# RES / free# S87DP9 記事読み / id=???(browser=yan) / media=ei / theme=パレスチナ；占領軍隊：襲撃,content=~,w=ジャリーン；テルアビブ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free# S87DP9 記事読み / id=???(browser=yan) / media=ei / theme=パレスチナ；占領軍隊：襲撃,content=~,w=ジャリーン；テルアビブ / genre=~ / other=~">
            <text:p>:m #*# RES / free# S87DP9 記事読み / id=???(browser=yan) / media=ei / theme=パレスチナ；占領軍隊：襲撃,content=~,w=ジャリーン；テルアビブ / genre=~ / 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3-14_13-29-2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14_21-02-2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11];CONCATENATE([.C11];&quot; / &quot;;[.E9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8" office:value-type="string">
            <text:p>2023-03-14_09-18-2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3-14_18-47-38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3-14_12-38-51_000.jpg</text:p>
          </table:table-cell>
          <table:table-cell table:style-name="ce26" office:value-type="string">
            <text:p>:m 1-2*3 RES / JVEMV6 64#245_shuukyoo_yamaori_etal / 『日本人の宗教とは何か』 著者=山折哲雄、編著,校注=~ / p.290 / w=平安神宮,topic=,publisher=~,other=map+:京都府：左京区；map+:平安神宮、御所；tl+:教部省、設置～教導、廃止。神道事務局、設置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1-2*3 RES / JVEMV6 64#245_shuukyoo_yamaori_etal / 『日本人の宗教とは何か』 著者=山折哲雄、編著,校注=~ / p.290 / w=平安神宮,topic=,publisher=~,other=map+:京都府：左京区；map+:平安神宮、御所；tl+:教部省、設置～教導、廃止。神道事務局、設置">
            <text:p>:m 1-2*3 RES / JVEMV6 64#245_shuukyoo_yamaori_etal / 『日本人の宗教とは何か』 著者=山折哲雄、編著,校注=~ / p.290 / w=平安神宮,topic=,publisher=~,other=map+:京都府：左京区；map+:平安神宮、御所；tl+:教部省、設置～教導、廃止。神道事務局、設置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3-14_12-39-13_000.jpg</text:p>
          </table:table-cell>
          <table:table-cell table:style-name="ce26" office:value-type="string">
            <text:p>:m 3*3 RES / JVEMV6 64#245_shuukyoo_yamaori_etal / 『日本人の宗教とは何か』 著者=山折哲雄、編著,校注=~ / p.306 / w=,topic=,publisher=~,other=tl+:創価学会、改称～出版妨害事件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3*3 RES / JVEMV6 64#245_shuukyoo_yamaori_etal / 『日本人の宗教とは何か』 著者=山折哲雄、編著,校注=~ / p.306 / w=,topic=,publisher=~,other=tl+:創価学会、改称～出版妨害事件">
            <text:p>:m 3*3 RES / JVEMV6 64#245_shuukyoo_yamaori_etal / 『日本人の宗教とは何か』 著者=山折哲雄、編著,校注=~ / p.306 / w=,topic=,publisher=~,other=tl+:創価学会、改称～出版妨害事件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4">2023/03/14</text:date>, <text:time>22:20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4T22:20:38.25</dc:date>
    <dc:creator>iwabuchi ken</dc:creator>
    <meta:editing-duration>P55DT38M35S</meta:editing-duration>
    <meta:editing-cycles>17692</meta:editing-cycles>
    <meta:document-statistic meta:table-count="2" meta:cell-count="920" meta:object-count="0"/>
    <meta:user-defined meta:name="qrichtext">1</meta:user-defined>
  </office:meta>
</office:document-meta>
</file>